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e8e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Arial2" fo:font-size="13pt" fo:font-style="italic" fo:font-weight="bold" officeooo:rsid="0045ec7f" officeooo:paragraph-rsid="0045ec7f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5232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554f6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5383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61bf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5f1f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67e0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bold" officeooo:rsid="0045ec7f" officeooo:paragraph-rsid="0053830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2" officeooo:paragraph-rsid="0061bf79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2" officeooo:paragraph-rsid="0068eef4"/>
    </style:style>
    <style:style style:name="P17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2" fo:font-size="10pt" officeooo:paragraph-rsid="005f1ff4" style:font-size-asian="10pt" style:font-size-complex="10pt"/>
    </style:style>
    <style:style style:name="P18" style:family="paragraph" style:parent-style-name="Standard">
      <style:paragraph-properties fo:margin-top="0cm" fo:margin-bottom="0.21cm" style:contextual-spacing="false"/>
      <style:text-properties style:font-name="Arial2" fo:font-size="10pt" officeooo:paragraph-rsid="00630173" style:font-size-asian="10pt" style:font-size-complex="10pt"/>
    </style:style>
    <style:style style:name="P19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2" fo:font-size="10pt" officeooo:paragraph-rsid="006b52f0" style:font-size-asian="10pt" style:font-size-complex="10pt"/>
    </style:style>
    <style:style style:name="P2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269260" officeooo:paragraph-rsid="0061bf79" fo:background-color="transparent" style:font-size-asian="10pt" style:font-weight-asian="bold" style:font-size-complex="10pt" style:font-weight-complex="bold"/>
    </style:style>
    <style:style style:name="P21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6b52f0" style:font-size-asian="10pt" style:font-name-complex="Arial3" style:font-size-complex="10pt"/>
    </style:style>
    <style:style style:name="P22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7548ba" fo:background-color="transparent" style:font-size-asian="10pt" style:font-weight-asian="normal" style:font-size-complex="10pt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2" fo:font-size="10pt" fo:letter-spacing="normal" officeooo:rsid="0045ec7f" style:font-size-asian="10pt" style:font-size-complex="10pt"/>
    </style:style>
    <style:style style:name="T3" style:family="text">
      <style:text-properties fo:color="#000000" loext:opacity="100%"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4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5752e5" style:font-style-asian="normal" style:font-weight-asian="bold" style:font-style-complex="normal" style:font-weight-complex="bold" style:text-overline-style="none" style:text-overline-color="font-color"/>
    </style:style>
    <style:style style:name="T5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45ec7f" style:font-style-asian="normal" style:font-weight-asian="bold" style:font-style-complex="normal" style:font-weight-complex="bold" style:text-overline-style="none" style:text-overline-color="font-color"/>
    </style:style>
    <style:style style:name="T6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58e911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5a67f3" style:font-style-asian="normal" style:font-weight-asian="bold" style:font-style-complex="normal" style:font-weight-complex="bold" style:text-overline-style="none" style:text-overline-color="font-color"/>
    </style:style>
    <style:style style:name="T8" style:family="text">
      <style:text-properties fo:color="#2a6099" loext:opacity="100%" style:text-outline="false" style:text-line-through-style="none" style:text-line-through-type="none" fo:font-size="10pt" fo:font-style="normal" fo:text-shadow="none" style:text-underline-style="none" fo:font-weight="bold" officeooo:rsid="006debe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fo:font-size="10pt" fo:font-style="normal" fo:text-shadow="none" style:text-underline-style="none" fo:font-weight="bold" officeooo:rsid="0068eef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0" style:family="text">
      <style:text-properties fo:color="#2a6099" loext:opacity="100%" style:text-outline="false" style:text-line-through-style="none" style:text-line-through-type="none" fo:font-size="10pt" fo:font-style="normal" fo:text-shadow="none" style:text-underline-style="none" fo:font-weight="bold" officeooo:rsid="00708b5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0ab2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53cf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71644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45ec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5f1ff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5752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6e56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bb3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9e50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72348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3" style:family="text">
      <style:text-properties officeooo:rsid="0061bf79"/>
    </style:style>
    <style:style style:name="T24" style:family="text">
      <style:text-properties officeooo:rsid="0065b4c6"/>
    </style:style>
    <style:style style:name="T25" style:family="text">
      <style:text-properties style:font-name="Arial2" fo:font-size="10pt" officeooo:rsid="0045ec7f" style:font-size-asian="10pt" style:font-size-complex="10pt"/>
    </style:style>
    <style:style style:name="T26" style:family="text">
      <style:text-properties officeooo:rsid="00671644"/>
    </style:style>
    <style:style style:name="T27" style:family="text">
      <style:text-properties officeooo:rsid="0069e504"/>
    </style:style>
    <style:style style:name="T28" style:family="text">
      <style:text-properties officeooo:rsid="006bb35b"/>
    </style:style>
    <style:style style:name="T29" style:family="text">
      <style:text-properties officeooo:rsid="0068eef4"/>
    </style:style>
    <style:style style:name="T30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31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32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33" style:family="text">
      <style:text-properties fo:font-weight="bold" officeooo:rsid="00149f96" style:font-weight-asian="bold" style:font-weight-complex="bold"/>
    </style:style>
    <style:style style:name="T34" style:family="text">
      <style:text-properties fo:font-weight="bold" officeooo:rsid="00269260" style:font-weight-asian="bold" style:font-weight-complex="bold"/>
    </style:style>
    <style:style style:name="T35" style:family="text">
      <style:text-properties fo:font-weight="bold" officeooo:rsid="0061bf79" style:font-weight-asian="bold" style:font-weight-complex="bold"/>
    </style:style>
    <style:style style:name="T36" style:family="text">
      <style:text-properties officeooo:rsid="006eb440"/>
    </style:style>
    <style:style style:name="T37" style:family="text">
      <style:text-properties officeooo:rsid="007548ba"/>
    </style:style>
    <style:style style:name="T38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UERDO DE APERTURA DE PERIODO <text:span text:style-name="T24">EXTRAORDINARIO</text:span> DE PRUEBA</text:p>
      <text:p text:style-name="P7"/>
      <text:p text:style-name="P8">Número de expediente: <text:span text:style-name="T1">$$V_NUMEXP$$</text:span> </text:p>
      <text:p text:style-name="P14"><text:span text:style-name="Fuente_20_de_20_párrafo_20_predeter."><text:span text:style-name="T25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25"> </text:span></text:span></text:p>
      <text:p text:style-name="P18"><text:span text:style-name="T11">Fecha: </text:span><text:span text:style-name="T12">$$DIA_SISTEMA$$ </text:span><text:span text:style-name="T13">de</text:span><text:span text:style-name="T12"> $$MES_SISTEMA$$ </text:span><text:span text:style-name="T13">de </text:span><text:span text:style-name="T12">$$EJERCICIO_SISTEMA$$</text:span></text:p>
      <text:p text:style-name="P8"/>
      <text:p text:style-name="P12">Con relación al <text:span text:style-name="T27">p</text:span>rocedimiento <text:span text:style-name="T28">con número de expediente $$V_NUMEXP$$ instruido en $$ESTE_ART$$ $$AYUNTAMIENTO$$, se solicita la apertura de periodo extraordinario de prueba, de conformidad con lo previsto en el artículo 77 de la Ley 39/2015, de 1 de octubre, del Procedimiento Administrativo Común de las Administraciones Públicas.</text:span></text:p>
      <text:p text:style-name="P12">Se solicitó apertura del periodo extraordinario de pruebas por $$SOL_APE_PRU_EXT$$ con fecha $$FECHA_PET_APE_PRU_EXT$$.</text:p>
      <text:p text:style-name="P3">Tras estudiar la solicitud recibida,</text:p>
      <text:p text:style-name="P13">ACUERDO</text:p>
      <text:p text:style-name="P9"/>
      <text:p text:style-name="P15"><text:span text:style-name="T15">P</text:span><text:span text:style-name="T16">RIMERO</text:span><text:span text:style-name="T17">.- Abrir un período extraordinario para la práctica de las siguientes pruebas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<text:span text:style-name="T37">P</text:span><text:span text:style-name="T23">ruebas</text:span></text:p>
          </table:table-cell>
        </table:table-row>
        <table:table-row table:style-name="TableLine1536958796256">
          <table:table-cell table:style-name="Tabla3.A2" office:value-type="string">
            <text:p text:style-name="P22"><text:text-input text:description="JOOScript">${(datos.att0)!}</text:text-input><text:span text:style-name="T34"><text:script script:language="JOOScript">&lt;jooscript&gt;
&lt;insert-around element="table:table-row"&gt;
[#if PRUEBAS_EXT??]
[#assign PRUEBAS_EXT_AUXILIAR=PRUEBAS_EXT]
[/#if]
[#if TAB_PRUEBAS_EXT??]
[#assign PRUEBAS_EXT_AUXILIAR=TAB_PRUEBAS_EXT]
[/#if]
[#if PRUEBAS_EXT_AUXILIAR?? &amp;amp;&amp;amp; PRUEBAS_EXT_AUXILIAR?is_enumerable]
[#list PRUEBAS_EXT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5"><text:span text:style-name="T15">S</text:span><text:span text:style-name="T16">EGUNDO</text:span><text:span text:style-name="T17">.-Rechazar, de conformidad con lo establecido en el artículo 77.</text:span><text:span text:style-name="T18">3</text:span><text:span text:style-name="T17"> de la Ley 39/2015, </text:span><text:span text:style-name="T19">de 1 de octubre, </text:span><text:span text:style-name="T17">la práctica de las siguientes pruebas: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><text:span text:style-name="T37">P</text:span><text:span text:style-name="T23">ruebas rechazadas</text:span></text:p>
          </table:table-cell>
        </table:table-row>
        <table:table-row table:style-name="TableLine1536958792992">
          <table:table-cell table:style-name="Tabla1.A2" office:value-type="string">
            <text:p text:style-name="P22"><text:text-input text:description="JOOScript">${(datos.att0)!}</text:text-input><text:span text:style-name="T34"><text:script script:language="JOOScript">&lt;jooscript&gt;
&lt;insert-around element="table:table-row"&gt;
[#if PRUEBAS_RECH_EXT??]
[#assign PRUEBAS_RECH_EXT_AUXILIAR=PRUEBAS_RECH_EXT]
[/#if]
[#if TAB_PRUEBAS_RECH_EXT??]
[#assign PRUEBAS_RECH_EXT_AUXILIAR=TAB_PRUEBAS_RECH_EXT]
[/#if]
[#if PRUEBAS_RECH_EXT_AUXILIAR?? &amp;amp;&amp;amp; PRUEBAS_RECH_EXT_AUXILIAR?is_enumerable]
[#list PRUEBAS_RECH_EXT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0"><text:span text:style-name="T29">Estas pruebas rechazadas, habiendo </text:span>sido propuestas por el/<text:span text:style-name="T26">la</text:span> interesado/<text:span text:style-name="T26">a</text:span>, se consideran <text:span text:style-name="T36">manifiestamente improcedentes o innecesarias </text:span>por los siguientes motiv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<text:span text:style-name="T37">M</text:span><text:span text:style-name="T23">otivos</text:span></text:p>
          </table:table-cell>
        </table:table-row>
        <table:table-row table:style-name="TableLine1536958793264">
          <table:table-cell table:style-name="Tabla2.A2" office:value-type="string">
            <text:p text:style-name="P22"><text:text-input text:description="JOOScript">${(datos.att0)!}</text:text-input><text:span text:style-name="T34"><text:script script:language="JOOScript">&lt;jooscript&gt;
&lt;insert-around element="table:table-row"&gt;
[#if MOT_PRUEBAS_RECH_EXT??]
[#assign MOT_PRUEBAS_RECH_EXT_AUXILIAR=MOT_PRUEBAS_RECH_EXT]
[/#if]
[#if TAB_MOT_PRUEBAS_RECH_EXT??]
[#assign MOT_PRUEBAS_RECH_EXT_AUXILIAR=TAB_MOT_PRUEBAS_RECH_EXT]
[/#if]
[#if MOT_PRUEBAS_RECH_EXT_AUXILIAR?? &amp;amp;&amp;amp; MOT_PRUEBAS_RECH_EXT_AUXILIAR?is_enumerable]
[#list MOT_PRUEBAS_RECH_EXT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6"><text:span text:style-name="T17">Las referidas pruebas </text:span><text:span text:style-name="T20">aceptadas </text:span><text:span text:style-name="T17">habrán de practicarse </text:span><text:span text:style-name="T20">en un plazo de $$PLAZO_PRUEBAS_EXT$$ </text:span><text:span text:style-name="T22">días hábiles</text:span><text:span text:style-name="T20"> </text:span><text:span text:style-name="T8">[Plazo no superior </text:span><text:span text:style-name="T9">a diez días </text:span><text:span text:style-name="T10">hábiles</text:span><text:span text:style-name="T8">]</text:span><text:span text:style-name="T20">a partir de </text:span><text:span text:style-name="T17">la notificación del presente </text:span><text:span text:style-name="T21">a</text:span><text:span text:style-name="T17">cuerdo a los/</text:span><text:span text:style-name="T21">las</text:span><text:span text:style-name="T17"> interesados/</text:span><text:span text:style-name="T21">as</text:span><text:span text:style-name="T17">.</text:span></text:p>
      <text:p text:style-name="P17"><text:span text:style-name="T4">[</text:span><text:span text:style-name="T5">S</text:span><text:span text:style-name="T6">i la prueba consiste en la emisión de un informe de un órgano </text:span><text:span text:style-name="T7">administrativo, organismo público, o Entidad de derecho público</text:span><text:span text:style-name="T4">] </text:span><text:span text:style-name="T12">Asimismo, le comunico que las pruebas solicitadas y admitidas a trámite por este acto consistentes en la emisión de </text:span><text:span text:style-name="T14">i</text:span><text:span text:style-name="T12">nformes de órganos administrativos o entidades públicas tienen, de acuerdo con lo dispuesto en el artículo 77.6 de la Ley 39/2015, de 1 de octubre, carácter preceptivo.</text:span></text:p>
      <text:p text:style-name="P11"/>
      <text:p text:style-name="P21"><text:span text:style-name="Fuente_20_de_20_párrafo_20_predeter."><text:span text:style-name="T30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31"><text:text-input text:description="JOOScript">${(FIRMANTES_FDO_AUXILIAR)!}</text:text-input></text:span></text:span><text:span text:style-name="T33"><text:s/></text:span><text:span text:style-name="Fuente_20_de_20_párrafo_20_predeter."><text:span text:style-name="T32"><text:text-input text:description="JOOScript">${(FIRMANTES_AUXILIAR)!}</text:text-input></text:span></text:span><text:span text:style-name="Fuente_20_de_20_párrafo_20_predeter."><text:span text:style-name="T32"><text:s/></text:span></text:span></text:p>
      <text:p text:style-name="P19"><text:span text:style-name="Fuente_20_de_20_párrafo_20_predeter."><text:span text:style-name="T3"><text:text-input text:description="JOOScript">${(FIRMANTE_DELEGACION_AUXILIAR)!}</text:text-input></text:span></text:span><text:span text:style-name="Fuente_20_de_20_párrafo_20_predeter."><text:span text:style-name="T3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2" fo:font-family="Arial" style:font-family-generic="swiss" style:font-pitch="variable" fo:font-size="7pt" style:font-size-asian="7pt" style:font-size-complex="7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print-date>2019-09-16T17:18:13.033000000</meta:print-date>
    <meta:document-statistic meta:table-count="3" meta:image-count="0" meta:object-count="0" meta:page-count="1" meta:paragraph-count="27" meta:word-count="270" meta:character-count="2005" meta:non-whitespace-character-count="1769"/>
  </office:meta>
</office:document-meta>
</file>